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style:style style:name="P3" style:family="paragraph" style:parent-style-name="Text_20_body">
      <style:paragraph-properties fo:margin-left="0in" fo:margin-right="0in" fo:margin-top="0in" fo:margin-bottom="0in" loext:contextual-spacing="false" fo:text-indent="0in" style:auto-text-indent="false"/>
    </style:style>
    <style:style style:name="P4" style:family="paragraph" style:parent-style-name="Text_20_body">
      <style:paragraph-properties fo:margin-left="0in" fo:margin-right="0in" fo:margin-top="0in" fo:margin-bottom="0in" loext:contextual-spacing="false" fo:text-indent="0in" style:auto-text-indent="false"/>
      <style:text-properties style:font-name="Calibri" fo:font-size="12pt"/>
    </style:style>
    <style:style style:name="P5" style:family="paragraph" style:parent-style-name="Standard">
      <style:text-properties officeooo:rsid="001b795c" officeooo:paragraph-rsid="001b795c"/>
    </style:style>
    <style:style style:name="P6" style:family="paragraph" style:parent-style-name="Standard">
      <style:text-properties officeooo:paragraph-rsid="001b795c"/>
    </style:style>
    <style:style style:name="P7" style:family="paragraph" style:parent-style-name="Standard">
      <style:text-properties officeooo:rsid="0022720a" officeooo:paragraph-rsid="0022720a"/>
    </style:style>
    <style:style style:name="T1" style:family="text">
      <style:text-properties officeooo:rsid="001b795c"/>
    </style:style>
    <style:style style:name="T2" style:family="text">
      <style:text-properties officeooo:rsid="0022f06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n your responses to your peers:</text:p>
      <text:list xml:id="list3990859454" text:style-name="L1">
        <text:list-item>
          <text:p text:style-name="P2">Provide the regex code that would be required to meet the task presented. </text:p>
        </text:list-item>
        <text:list-item>
          <text:p text:style-name="P1">Describe the relevance of the task: Were regular expressions the best or only way to approach the task? What other data or tasks could be used to increase effectiveness or better achieve the goal presented? </text:p>
        </text:list-item>
      </text:list>
      <text:p text:style-name="Standard"><text:s text:c="2"/></text:p>
      <text:p text:style-name="P6"><text:span text:style-name="T1">Robert Barrow posted Dec 11, 2018 3:09 PM </text:span></text:p>
      <text:p text:style-name="P3"> </text:p>
      <text:p text:style-name="P4">Hello IT Specialist,</text:p>
      <text:p text:style-name="P3"> </text:p>
      <text:p text:style-name="P4">I am currently looking at a customer database that was created by a member of the company. It has a couple of discrepancies on the spreadsheet software that I need some help fixing. Certain data entries also have some mistakes it. If you search some of the columns that are named “Spent Past 6 Months” and “Spent Past 12 Months” has a bunch of run-off numbers in the bracket that need to be corrected.</text:p>
      <text:p text:style-name="P3"> </text:p>
      <text:p text:style-name="P4">List of Key words for search.</text:p>
      <text:p text:style-name="P3"> </text:p>
      <text:p text:style-name="P4">Example: Spent Past 30 Days.</text:p>
      <text:p text:style-name="P3"> </text:p>
      <text:p text:style-name="P4">Example: Spent Past 6 Months.</text:p>
      <text:p text:style-name="P3"> </text:p>
      <text:p text:style-name="P4">Example: Spent Past 12 Months.</text:p>
      <text:p text:style-name="P5"/>
      <text:p text:style-name="P5"/>
      <text:p text:style-name="P7">Hello Robert,<text:line-break/><text:line-break/>Per your request, I have created a script that will clean up the code. Since you did not include any specific business rules for rounding up or down report totals, the values are simply truncated into float format. <text:s/>Please confirm that this is the change you were looking for before I update and return your cleaned database. Below you will find the script, and the output created by the script. You might find creating a form for your spreadsheet software that limits the number of digits entered into these fields to be beneficial for you and your staff. <text:span text:style-name="T2">I did not verify the validity of your data. </text:span></text:p>
      <text:p text:style-name="P7"/>
      <text:p text:style-name="P7">import csv</text:p>
      <text:p text:style-name="P7">import re</text:p>
      <text:p text:style-name="P7">import sys</text:p>
      <text:p text:style-name="P7">data = []</text:p>
      <text:p text:style-name="P7"/>
      <text:p text:style-name="P7">def fix_my_data(customer_name, dirty_data):</text:p>
      <text:p text:style-name="P7"><text:s text:c="4"/>#print(dirty_data)</text:p>
      <text:p text:style-name="P7"><text:s text:c="4"/>new_character_pattern = ""</text:p>
      <text:p text:style-name="P7"><text:s text:c="4"/>special_character_pattern = "[\$]"</text:p>
      <text:p text:style-name="P7"><text:s text:c="4"/>cleaned_data = re.sub(special_character_pattern, new_character_pattern,dirty_data) </text:p>
      <text:p text:style-name="P7"><text:s text:c="4"/>#print(cleaned_data)</text:p>
      <text:p text:style-name="P7"><text:soft-page-break/><text:s text:c="4"/>dirty_data = cleaned_data</text:p>
      <text:p text:style-name="P7"><text:s text:c="4"/>special_character_pattern = "[\ ]"</text:p>
      <text:p text:style-name="P7"><text:s text:c="4"/>cleaned_data = re.sub(special_character_pattern, new_character_pattern,dirty_data) </text:p>
      <text:p text:style-name="P7"><text:s text:c="4"/>#print(cleaned_data)</text:p>
      <text:p text:style-name="P7"><text:s text:c="4"/>cleaned_data = float(cleaned_data)</text:p>
      <text:p text:style-name="P7"><text:s text:c="4"/>cleaned_data = int(cleaned_data)</text:p>
      <text:p text:style-name="P7"><text:s text:c="4"/>#print(customer_name, <text:s/>'${:,.2f}'.format(cleaned_data)) </text:p>
      <text:p text:style-name="P7"><text:s text:c="4"/>return(cleaned_data)</text:p>
      <text:p text:style-name="P7"/>
      <text:p text:style-name="P7">predefined_goal = int(1200.00)</text:p>
      <text:p text:style-name="P7"/>
      <text:p text:style-name="P7">with open('customerdata.csv') as csvfile:</text:p>
      <text:p text:style-name="P7"><text:s text:c="4"/>reader = csv.DictReader(csvfile)</text:p>
      <text:p text:style-name="P7"><text:s text:c="4"/>for row in reader:</text:p>
      <text:p text:style-name="P7"><text:s text:c="8"/>data.append(row)</text:p>
      <text:p text:style-name="P7"><text:s text:c="8"/></text:p>
      <text:p text:style-name="P7">for i in range(0, len(data), 1): <text:s/></text:p>
      <text:p text:style-name="P7"><text:s text:c="5"/></text:p>
      <text:p text:style-name="P7"><text:s text:c="4"/>data[i]["Purchases Past 30 Days"] = fix_my_data(data[i]["Name"], data[i]["Purchases Past 30 Days"])</text:p>
      <text:p text:style-name="P7"><text:s text:c="4"/>data[i]["Spent Past 30 Days"] = fix_my_data(data[i]["Name"],data[i]["Spent Past 30 Days"])</text:p>
      <text:p text:style-name="P7"><text:s text:c="4"/>data[i]["Purchases Past 6 Months"] = fix_my_data(data[i]["Name"],data[i]["Purchases Past 6 Months"])</text:p>
      <text:p text:style-name="P7"><text:s text:c="4"/>data[i]["Spent Past 6 Months"] = fix_my_data(data[i]["Name"],data[i]["Spent Past 6 Months"])</text:p>
      <text:p text:style-name="P7"><text:s text:c="4"/>data[i]["Purchases Past 12 Months"] = fix_my_data(data[i]["Name"],data[i]["Purchases Past 12 Months"])</text:p>
      <text:p text:style-name="P7"><text:s text:c="4"/>data[i]["Spent Past 12 Months"] = fix_my_data(data[i]["Name"],data[i]["Spent Past 12 Months"])</text:p>
      <text:p text:style-name="P7"><text:s text:c="4"/>#print(test_data) </text:p>
      <text:p text:style-name="P7"><text:s text:c="4"/>print(data[i]["Name"], <text:s/></text:p>
      <text:p text:style-name="P7"><text:s text:c="9"/>'${:,.2f}'.format(data[i]["Purchases Past 30 Days"]),</text:p>
      <text:p text:style-name="P7"><text:s text:c="9"/>'${:,.2f}'.format(data[i]["Spent Past 30 Days"]), </text:p>
      <text:p text:style-name="P7"><text:s text:c="9"/>'${:,.2f}'.format(data[i]["Purchases Past 6 Months"]),</text:p>
      <text:p text:style-name="P7"><text:s text:c="9"/>'${:,.2f}'.format(data[i]["Spent Past 6 Months"]), </text:p>
      <text:p text:style-name="P7"><text:s text:c="9"/>'${:,.2f}'.format(data[i]["Purchases Past 12 Months"]),</text:p>
      <text:p text:style-name="P7"><text:s text:c="9"/>'${:,.2f}'.format(data[i]["Spent Past 12 Months"]))</text:p>
      <text:p text:style-name="P7"><text:s text:c="4"/></text:p>
      <text:p text:style-name="P7"/>
      <text:p text:style-name="P7"/>
      <text:p text:style-name="P7">Output sample:</text:p>
      <text:p text:style-name="P7"><text:line-break/>Doctor Mark Owens $0.00 $0.00 $3.00 $1,527.00 $8.00 $5,561.00<text:line-break/>Milton Welch $1.00 $168.00 $2.00 $943.00 $3.00 $2,689.00<text:line-break/>Beulah Nash $1.00 $224.00 $4.00 $2,436.00 $5.00 $4,594.00<text:line-break/>Edith Norman $2.00 $976.00 $5.00 $4,325.00 $12.00 $12,108.00<text:line-break/>Samuel Norton $1.00 $973.00 $3.00 $2,670.00 $11.00 $8,260.00<text:line-break/>Mrs. Rose Pope $3.00 $1,081.00 $4.00 $3,419.00 $10.00 $9,153.00<text:line-break/>Carolyn Johnston $1.00 $200.00 $4.00 $2,854.00 $8.00 $8,861.00<text:line-break/>Ray Crawford $5.00 $2,784.00 $8.00 $7,536.00 $13.00 $14,861.00<text:line-break/>Millie Meyer $4.00 $1,966.00 $5.00 $4,306.00 $14.00 $13,384.00<text:line-break/><text:soft-page-break/>Corey Matthews $1.00 $293.00 $3.00 $2,092.00 $7.00 $5,311.00<text:line-break/>Hester Dixon $1.00 $49.00 $4.00 $2,259.00 $5.00 $4,74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8:43:07.019000000</meta:creation-date>
    <dc:date>2018-12-11T19:52:17.579000000</dc:date>
    <meta:editing-duration>PT16M28S</meta:editing-duration>
    <meta:editing-cycles>3</meta:editing-cycles>
    <meta:generator>LibreOffice/6.0.7.3$Windows_X86_64 LibreOffice_project/dc89aa7a9eabfd848af146d5086077aeed2ae4a5</meta:generator>
    <meta:document-statistic meta:table-count="0" meta:image-count="0" meta:object-count="0" meta:page-count="3" meta:paragraph-count="61" meta:word-count="510" meta:character-count="4044" meta:non-whitespace-character-count="3390"/>
  </office:meta>
</office:document-meta>
</file>